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8993in"/>
    </style:style>
    <style:style style:name="Table1.C" style:family="table-column">
      <style:table-column-properties style:column-width="2.236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2.899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rsid="001e3bc5" officeooo:paragraph-rsid="001e3bc5" style:font-size-asian="10.5pt" style:text-rotation-angle="90" style:text-rotation-scale="line-height"/>
    </style:style>
    <style:style style:name="P2" style:family="paragraph" style:parent-style-name="Standard">
      <style:text-properties officeooo:paragraph-rsid="00218de0"/>
    </style:style>
    <style:style style:name="P3" style:family="paragraph" style:parent-style-name="Standard">
      <style:paragraph-properties fo:text-align="end" style:justify-single-word="false"/>
      <style:text-properties fo:font-size="9pt" officeooo:rsid="001e3bc5" officeooo:paragraph-rsid="00218de0" style:font-size-asian="9pt" style:font-size-complex="9pt" style:text-rotation-angle="90" style:text-rotation-scale="line-height"/>
    </style:style>
    <style:style style:name="P4" style:family="paragraph" style:parent-style-name="Table_20_Contents">
      <style:paragraph-properties fo:text-align="start" style:justify-single-word="false"/>
      <style:text-properties style:font-size-asian="10.5pt"/>
    </style:style>
    <style:style style:name="P5" style:family="paragraph" style:parent-style-name="Table_20_Contents">
      <style:paragraph-properties fo:text-align="start" style:justify-single-word="false"/>
      <style:text-properties officeooo:paragraph-rsid="00218de0" style:font-size-asian="10.5pt"/>
    </style:style>
    <style:style style:name="T1" style:family="text">
      <style:text-properties officeooo:rsid="001f6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ocument recto/verso. Toute copie doit comporter les deux <text:span text:style-name="T1">fac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Document recto/verso. Toute copie doit comporter les deux <text:span text:style-name="T1">faces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9:58:45.176112311</meta:creation-date>
    <dc:date>2020-09-17T12:49:33.330891260</dc:date>
    <meta:editing-duration>PT11M56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3" meta:word-count="18" meta:character-count="130" meta:non-whitespace-character-count="110"/>
  </office:meta>
</office:document-meta>
</file>